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908" officeooo:paragraph-rsid="00096908"/>
    </style:style>
    <style:style style:name="P2" style:family="paragraph" style:parent-style-name="Standard">
      <style:text-properties officeooo:rsid="00096908" officeooo:paragraph-rsid="000b696f"/>
    </style:style>
    <style:style style:name="P3" style:family="paragraph" style:parent-style-name="Standard">
      <style:text-properties officeooo:paragraph-rsid="00096908"/>
    </style:style>
    <style:style style:name="P4" style:family="paragraph" style:parent-style-name="Standard">
      <style:text-properties officeooo:rsid="000b696f" officeooo:paragraph-rsid="000b696f"/>
    </style:style>
    <style:style style:name="P5" style:family="paragraph" style:parent-style-name="Standard">
      <style:text-properties officeooo:rsid="000b696f" officeooo:paragraph-rsid="000d7e3d"/>
    </style:style>
    <style:style style:name="P6" style:family="paragraph" style:parent-style-name="Standard">
      <style:text-properties officeooo:paragraph-rsid="000b696f"/>
    </style:style>
    <style:style style:name="P7" style:family="paragraph" style:parent-style-name="Standard">
      <style:text-properties officeooo:rsid="000d7e3d" officeooo:paragraph-rsid="000d7e3d"/>
    </style:style>
    <style:style style:name="P8" style:family="paragraph" style:parent-style-name="Standard">
      <style:text-properties officeooo:rsid="000d7e3d" officeooo:paragraph-rsid="000f0397"/>
    </style:style>
    <style:style style:name="P9" style:family="paragraph" style:parent-style-name="Standard">
      <style:text-properties officeooo:paragraph-rsid="000d7e3d"/>
    </style:style>
    <style:style style:name="P10" style:family="paragraph" style:parent-style-name="Standard">
      <style:text-properties officeooo:rsid="000f0397" officeooo:paragraph-rsid="000f0397"/>
    </style:style>
    <style:style style:name="P11" style:family="paragraph" style:parent-style-name="Standard">
      <style:text-properties officeooo:rsid="000f8216" officeooo:paragraph-rsid="000f8216"/>
    </style:style>
    <style:style style:name="P12" style:family="paragraph" style:parent-style-name="Standard">
      <style:text-properties officeooo:rsid="001210b5" officeooo:paragraph-rsid="001210b5"/>
    </style:style>
    <style:style style:name="P13" style:family="paragraph" style:parent-style-name="Standard">
      <style:text-properties officeooo:rsid="0012d739" officeooo:paragraph-rsid="0012d739"/>
    </style:style>
    <style:style style:name="T1" style:family="text">
      <style:text-properties officeooo:rsid="00096908"/>
    </style:style>
    <style:style style:name="T2" style:family="text">
      <style:text-properties officeooo:rsid="000b696f"/>
    </style:style>
    <style:style style:name="T3" style:family="text">
      <style:text-properties officeooo:rsid="000bd99b"/>
    </style:style>
    <style:style style:name="T4" style:family="text">
      <style:text-properties officeooo:rsid="000d7e3d"/>
    </style:style>
    <style:style style:name="T5" style:family="text">
      <style:text-properties officeooo:rsid="000f0397"/>
    </style:style>
    <style:style style:name="T6" style:family="text">
      <style:text-properties officeooo:rsid="000f0de1"/>
    </style:style>
    <style:style style:name="T7" style:family="text">
      <style:text-properties officeooo:rsid="0012d7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ναφορά πρώτης εργαστηρικής αρχιτεκτονικής Υπολογιστών</text:p>
      <text:p text:style-name="P1"/>
      <text:p text:style-name="P1">Α)Προετοιμασία για προσωμοιώσεις</text:p>
      <text:p text:style-name="P1">1)Πρώτη απόπειρα που έληξε με ζημιά στο δίσκο σε επίπεδο υλικού</text:p>
      <text:p text:style-name="P1"/>
      <text:p text:style-name="P1">α)Υλικό και Λογισμικό:<text:span text:style-name="T7">gcc 7 ubuntu 16.04.6</text:span></text:p>
      <text:p text:style-name="P1"/>
      <text:p text:style-name="P1">β)Πρόβλημα φασιμ φερρετ:<text:span text:style-name="T3">Αρχικά ακολουθήθηκαν κατά γράμμα οι οδηγίες της άσκησης</text:span></text:p>
      <text:p text:style-name="P1"><text:a xlink:type="simple" xlink:href="http://lists.cslab.ece.ntua.gr/pipermail/advcomparch/2017-March/001432.html" text:style-name="Internet_20_link" text:visited-style-name="Visited_20_Internet_20_Link">http://lists.cslab.ece.ntua.gr/pipermail/advcomparch/2017-March/001432.html</text:a></text:p>
      <text:p text:style-name="P1">http://lists.cslab.ece.ntua.gr/pipermail/advcomparch/2019-March/001606.html</text:p>
      <text:p text:style-name="P1"/>
      <text:p text:style-name="P1">γ)Πρόβλημα φασ ντατα:<text:span text:style-name="T3">Υπήρχε πρόβλημα με την απουσία του φακέλου φασε δατα από τον φάκελο από τον οποίο έτρεχα τα .ση που εκτελούσαν τις προσωμοιώσεις.</text:span></text:p>
      <text:p text:style-name="P7">Το ζήτημα λύθηκε με την εντολή</text:p>
      <text:p text:style-name="P1"/>
      <text:p text:style-name="P1">δ)Πρόβλημα ιοσ32 κατι:<text:span text:style-name="T4">Καθότι ο επεξεργαστείς ήταν 32 βμπιτ οιτώντας το αρχείο ΤΑΔΕ</text:span></text:p>
      <text:p text:style-name="P7">συνηδειτοποίησα ότι έπρεπε να αλλαχθεί η φράση ΤΑΔΕ στο αρχείο ΤΑΔΕ με την φράση ΤΑΔΕ.</text:p>
      <text:p text:style-name="P1"/>
      <text:p text:style-name="P1">ε)Πρόβλημα φασιμ-<text:span text:style-name="T2">νοτ:Τελικά αποδείχθηκε ότι δεν ήταν αναγκαία η τροποποίηση των 3 αρχείων για να τρέξει η ΦΑΣΙΜ</text:span></text:p>
      <text:p text:style-name="P1"/>
      <text:p text:style-name="P3"><text:span text:style-name="T1">στ)προβλημα cmds_simlarge.txt:Ξέχασα να προσθέσω ένα path</text:span></text:p>
      <text:p text:style-name="P7"/>
      <text:p text:style-name="P9"><text:span text:style-name="T4">ζ)τροποποίηση run_l1.sh:Δημιούργησα τα αρχεία (4) και τους φακέλους (4) όπως φαίνονται στο ΖΙΠ</text:span></text:p>
      <text:p text:style-name="P7"/>
      <text:p text:style-name="P9"><text:span text:style-name="T4">η)CRASH…..</text:span></text:p>
      <text:p text:style-name="P1"/>
      <text:p text:style-name="P1"/>
      <text:p text:style-name="P1">2)</text:p>
      <text:p text:style-name="P4">α)Υλικό και Λογισμικό:<text:span text:style-name="T7">gcc 9 later gcc 7 ubuntu 19.04</text:span></text:p>
      <text:p text:style-name="P4"/>
      <text:p text:style-name="P6"><text:span text:style-name="T1">β)Πρόβλημα facesim ferret:ίδιο με πριν αλλά αυτή τη φορά και οι 2 αλλαγές αναγκαίες</text:span></text:p>
      <text:p text:style-name="P2"/>
      <text:p text:style-name="P2">γ)Πρόβλημα φασ ντατα:ί<text:span text:style-name="T4">διο με πριν</text:span></text:p>
      <text:p text:style-name="P4"/>
      <text:p text:style-name="P5">δ)πρόβλημα φασιμ γψψ:Ί<text:span text:style-name="T4">διο θέμα,επιλύθει αφού έτρεξα όλα τα ΒΕΝ για Λ1,Λ2,ΤΛΒ πλην φερετ</text:span></text:p>
      <text:p text:style-name="P5">http://lists.cslab.ece.ntua.gr/pipermail/advcomparch/2020-April/001688.html</text:p>
      <text:p text:style-name="P4"/>
      <text:p text:style-name="P4">ε)πρόβλημα φερρετ σιμλαργετ μαιλ λιστ:</text:p>
      <text:p text:style-name="P4">http://lists.cslab.ece.ntua.gr/pipermail/advcomparch/2020-April/001720.html</text:p>
      <text:p text:style-name="P4"/>
      <text:p text:style-name="P4">στ)ζήτημα πρεφετψηινγκ 3 υλοποιήσεις εν τέλει</text:p>
      <text:p text:style-name="P4"/>
      <text:p text:style-name="P10">Η διαφοροποιήσεις έγγυταν στο αν πρέπει να υλοποιηθούν οι 3 παρακάτω γραμμές κώδικα.</text:p>
      <text:p text:style-name="P8">CACHE_TAG l2Tag;</text:p>
      <text:p text:style-name="P8"><text:s/>UINT32 l2SetIndex;</text:p>
      <text:p text:style-name="P8">cycles += _latencies[MISS_L2];</text:p>
      <text:p text:style-name="P8"/>
      <text:p text:style-name="P8"><text:span text:style-name="T5">Ο υπόλοιπος κώδικας είναι εμπνευσμένος,πρακτικά αντιγραφή του κώδικα της ίδιας της </text:span></text:p>
      <text:p text:style-name="P10">UINT32 TWO_LEVEL_CACHE&lt;SET&gt;::Access(ADDRINT addr, ACCESS_TYPE accessType)</text:p>
      <text:p text:style-name="P10">Έχουμε λοιπόν 3 υλοποιήσεις όπου σωστή θεωρήθηκε η iii) <text:span text:style-name="T6">λόγω των παρακάτω:</text:span></text:p>
      <text:p text:style-name="P10"><text:soft-page-break/></text:p>
      <text:p text:style-name="P10"><text:a xlink:type="simple" xlink:href="http://lists.cslab.ece.ntua.gr/pipermail/advcomparch/2020-April/001700.html" text:style-name="Internet_20_link" text:visited-style-name="Visited_20_Internet_20_Link">http://lists.cslab.ece.ntua.gr/pipermail/advcomparch/2020-April/001700.html</text:a></text:p>
      <text:p text:style-name="P8"><text:a xlink:type="simple" xlink:href="http://lists.cslab.ece.ntua.gr/pipermail/advcomparch/2020-April/001705.html" text:style-name="Internet_20_link" text:visited-style-name="Visited_20_Internet_20_Link">http://lists.cslab.ece.ntua.gr/pipermail/advcomparch/2020-April/001705.html</text:a></text:p>
      <text:p text:style-name="P8"/>
      <text:p text:style-name="P4"/>
      <text:p text:style-name="P7">I)// PREFETCHING</text:p>
      <text:p text:style-name="P7"><text:tab/> <text:s text:c="7"/>ADDRINT prefetch_addr = addr;</text:p>
      <text:p text:style-name="P7"><text:tab/> <text:s text:c="7"/>for (UINT32 i=0; i &lt; _l2_prefetch_lines; i++) {</text:p>
      <text:p text:style-name="P7"><text:tab/> <text:s text:c="7"/><text:tab/></text:p>
      <text:p text:style-name="P7"><text:tab/><text:tab/><text:tab/>CACHE_TAG l2Tag;</text:p>
      <text:p text:style-name="P7"><text:s text:c="3"/><text:tab/><text:tab/><text:tab/>UINT32 l2SetIndex;</text:p>
      <text:p text:style-name="P7"><text:tab/><text:tab/><text:tab/>prefetch_addr += L2BlockSize();</text:p>
      <text:p text:style-name="P7"><text:tab/><text:tab/><text:tab/>SplitAddress(prefetch_addr, L2LineShift(), L2SetIndexMask(), l2Tag, l2SetIndex);</text:p>
      <text:p text:style-name="P7"><text:s text:c="3"/><text:tab/><text:tab/><text:tab/>SET &amp; l2Set = _l2_sets[l2SetIndex];</text:p>
      <text:p text:style-name="P7"><text:s text:c="3"/><text:tab/><text:tab/><text:tab/>l2Hit = l2Set.Find(l2Tag);</text:p>
      <text:p text:style-name="P7"><text:tab/><text:tab/><text:tab/>if (!l2Hit) {</text:p>
      <text:p text:style-name="P7"><text:s text:c="12"/><text:tab/><text:tab/><text:tab/>CACHE_TAG l2_replaced = l2Set.Replace(l2Tag);</text:p>
      <text:p text:style-name="P7"><text:s text:c="12"/><text:tab/><text:tab/><text:tab/>cycles += _latencies[MISS_L2];</text:p>
      <text:p text:style-name="P7"/>
      <text:p text:style-name="P7"><text:s text:c="12"/><text:tab/><text:tab/>// If L2 is inclusive and a TAG has been replaced we need to remove</text:p>
      <text:p text:style-name="P7"><text:s text:c="12"/><text:tab/><text:tab/>// all evicted blocks from L1.</text:p>
      <text:p text:style-name="P7"><text:s text:c="11"/><text:tab/><text:tab/><text:tab/>if ((L2_INCLUSIVE == 1) &amp;&amp; !(l2_replaced == INVALID_TAG)) {</text:p>
      <text:p text:style-name="P7"><text:s text:c="12"/><text:tab/><text:tab/><text:tab/> <text:s text:c="2"/>ADDRINT replacedAddr = ADDRINT(l2_replaced) &lt;&lt; FloorLog2(L2NumSets());</text:p>
      <text:p text:style-name="P7"><text:s text:c="13"/><text:tab/><text:tab/><text:tab/> <text:s text:c="2"/>replacedAddr = replacedAddr | l2SetIndex;</text:p>
      <text:p text:style-name="P7"><text:s text:c="13"/><text:tab/><text:tab/><text:tab/> <text:s text:c="2"/>replacedAddr = replacedAddr &lt;&lt; L2LineShift();</text:p>
      <text:p text:style-name="P7"><text:s text:c="15"/><text:tab/><text:tab/><text:tab/> <text:s text:c="2"/>for (UINT32 i=0; i &lt; L2BlockSize(); i+=L1BlockSize()) {</text:p>
      <text:p text:style-name="P7"><text:s text:c="19"/><text:tab/><text:tab/> <text:s text:c="4"/><text:tab/>ADDRINT newAddr = replacedAddr | i;</text:p>
      <text:p text:style-name="P7"><text:s text:c="17"/><text:tab/><text:tab/> <text:s text:c="4"/><text:tab/>SplitAddress(newAddr, L1LineShift(), L1SetIndexMask(), l1Tag, l1SetIndex);</text:p>
      <text:p text:style-name="P7"><text:s text:c="18"/><text:tab/><text:tab/> <text:s text:c="4"/><text:tab/>l1Set = _l1_sets[l1SetIndex];</text:p>
      <text:p text:style-name="P7"><text:s text:c="19"/><text:tab/><text:tab/> <text:s text:c="4"/><text:tab/>l1Set.DeleteIfPresent(l1Tag);</text:p>
      <text:p text:style-name="P7"><text:s text:c="16"/><text:tab/><text:tab/> <text:s text:c="2"/>}</text:p>
      <text:p text:style-name="P7"><text:s text:c="12"/><text:tab/><text:tab/><text:tab/>}</text:p>
      <text:p text:style-name="P7"><text:tab/><text:tab/><text:tab/>}</text:p>
      <text:p text:style-name="P7"/>
      <text:p text:style-name="P7"><text:s text:c="4"/><text:tab/> <text:s text:c="7"/>/* .......................... */</text:p>
      <text:p text:style-name="P7"><text:s text:c="8"/><text:tab/> <text:s text:c="3"/>/* Add here prefetching code. */</text:p>
      <text:p text:style-name="P7"><text:s text:c="12"/><text:tab/>/* .......................... */</text:p>
      <text:p text:style-name="P7"><text:tab/> <text:s text:c="7"/>}</text:p>
      <text:p text:style-name="P7"><text:tab/><text:tab/>}</text:p>
      <text:p text:style-name="P7">ii)</text:p>
      <text:p text:style-name="P7"/>
      <text:p text:style-name="P7">// PREFETCHING</text:p>
      <text:p text:style-name="P7"><text:tab/> <text:s text:c="7"/>ADDRINT prefetch_addr = addr;</text:p>
      <text:p text:style-name="P7"><text:tab/> <text:s text:c="7"/>for (UINT32 i=0; i &lt; _l2_prefetch_lines; i++) {</text:p>
      <text:p text:style-name="P7"><text:tab/> <text:s text:c="7"/><text:tab/></text:p>
      <text:p text:style-name="P7"><text:tab/><text:tab/><text:tab/>//CACHE_TAG l2Tag;</text:p>
      <text:p text:style-name="P7"><text:s text:c="3"/><text:tab/><text:tab/><text:tab/>//UINT32 l2SetIndex;</text:p>
      <text:p text:style-name="P7"><text:tab/><text:tab/><text:tab/>prefetch_addr += L2BlockSize();</text:p>
      <text:p text:style-name="P7"><text:soft-page-break/><text:tab/><text:tab/><text:tab/>SplitAddress(prefetch_addr, L2LineShift(), L2SetIndexMask(), l2Tag, l2SetIndex);</text:p>
      <text:p text:style-name="P7"><text:s text:c="3"/><text:tab/><text:tab/><text:tab/>SET &amp; l2Set = _l2_sets[l2SetIndex];</text:p>
      <text:p text:style-name="P7"><text:s text:c="3"/><text:tab/><text:tab/><text:tab/>l2Hit = l2Set.Find(l2Tag);</text:p>
      <text:p text:style-name="P7"><text:tab/><text:tab/><text:tab/>if (!l2Hit) {</text:p>
      <text:p text:style-name="P7"><text:s text:c="12"/><text:tab/><text:tab/><text:tab/>CACHE_TAG l2_replaced = l2Set.Replace(l2Tag);</text:p>
      <text:p text:style-name="P7"><text:s text:c="12"/><text:tab/><text:tab/><text:tab/>//cycles += _latencies[MISS_L2];</text:p>
      <text:p text:style-name="P7"/>
      <text:p text:style-name="P7"><text:s text:c="12"/><text:tab/><text:tab/>// If L2 is inclusive and a TAG has been replaced we need to remove</text:p>
      <text:p text:style-name="P7"><text:s text:c="12"/><text:tab/><text:tab/>// all evicted blocks from L1.</text:p>
      <text:p text:style-name="P7"><text:s text:c="11"/><text:tab/><text:tab/><text:tab/>if ((L2_INCLUSIVE == 1) &amp;&amp; !(l2_replaced == INVALID_TAG)) {</text:p>
      <text:p text:style-name="P7"><text:s text:c="12"/><text:tab/><text:tab/><text:tab/> <text:s text:c="2"/>ADDRINT replacedAddr = ADDRINT(l2_replaced) &lt;&lt; FloorLog2(L2NumSets());</text:p>
      <text:p text:style-name="P7"><text:s text:c="13"/><text:tab/><text:tab/><text:tab/> <text:s text:c="2"/>replacedAddr = replacedAddr | l2SetIndex;</text:p>
      <text:p text:style-name="P7"><text:s text:c="13"/><text:tab/><text:tab/><text:tab/> <text:s text:c="2"/>replacedAddr = replacedAddr &lt;&lt; L2LineShift();</text:p>
      <text:p text:style-name="P7"><text:s text:c="15"/><text:tab/><text:tab/><text:tab/> <text:s text:c="2"/>for (UINT32 i=0; i &lt; L2BlockSize(); i+=L1BlockSize()) {</text:p>
      <text:p text:style-name="P7"><text:s text:c="19"/><text:tab/><text:tab/> <text:s text:c="4"/><text:tab/>ADDRINT newAddr = replacedAddr | i;</text:p>
      <text:p text:style-name="P7"><text:s text:c="17"/><text:tab/><text:tab/> <text:s text:c="4"/><text:tab/>SplitAddress(newAddr, L1LineShift(), L1SetIndexMask(), l1Tag, l1SetIndex);</text:p>
      <text:p text:style-name="P7"><text:s text:c="18"/><text:tab/><text:tab/> <text:s text:c="4"/><text:tab/>l1Set = _l1_sets[l1SetIndex];</text:p>
      <text:p text:style-name="P7"><text:s text:c="19"/><text:tab/><text:tab/> <text:s text:c="4"/><text:tab/>l1Set.DeleteIfPresent(l1Tag);</text:p>
      <text:p text:style-name="P7"><text:s text:c="16"/><text:tab/><text:tab/> <text:s text:c="2"/>}</text:p>
      <text:p text:style-name="P7"><text:s text:c="12"/><text:tab/><text:tab/><text:tab/>}</text:p>
      <text:p text:style-name="P7"><text:tab/><text:tab/><text:tab/>}</text:p>
      <text:p text:style-name="P7"/>
      <text:p text:style-name="P7"><text:s text:c="4"/><text:tab/> <text:s text:c="7"/>/* .......................... */</text:p>
      <text:p text:style-name="P7"><text:s text:c="8"/><text:tab/> <text:s text:c="3"/>/* Add here prefetching code. */</text:p>
      <text:p text:style-name="P7"><text:s text:c="12"/><text:tab/>/* .......................... */</text:p>
      <text:p text:style-name="P7"><text:tab/> <text:s text:c="7"/>}</text:p>
      <text:p text:style-name="P7"><text:tab/><text:tab/>}</text:p>
      <text:p text:style-name="P7">iii)</text:p>
      <text:p text:style-name="P7">// PREFETCHING</text:p>
      <text:p text:style-name="P7"><text:tab/> <text:s text:c="7"/>ADDRINT prefetch_addr = addr;</text:p>
      <text:p text:style-name="P7"><text:tab/> <text:s text:c="7"/>for (UINT32 i=0; i &lt; _l2_prefetch_lines; i++) {</text:p>
      <text:p text:style-name="P7"><text:tab/> <text:s text:c="7"/><text:tab/></text:p>
      <text:p text:style-name="P7"><text:tab/><text:tab/><text:tab/>CACHE_TAG l2Tag;</text:p>
      <text:p text:style-name="P7"><text:s text:c="3"/><text:tab/><text:tab/><text:tab/>UINT32 l2SetIndex;</text:p>
      <text:p text:style-name="P7"><text:tab/><text:tab/><text:tab/>prefetch_addr += L2BlockSize();</text:p>
      <text:p text:style-name="P7"><text:tab/><text:tab/><text:tab/>SplitAddress(prefetch_addr, L2LineShift(), L2SetIndexMask(), l2Tag, l2SetIndex);</text:p>
      <text:p text:style-name="P7"><text:s text:c="3"/><text:tab/><text:tab/><text:tab/>SET &amp; l2Set = _l2_sets[l2SetIndex];</text:p>
      <text:p text:style-name="P7"><text:s text:c="3"/><text:tab/><text:tab/><text:tab/>l2Hit = l2Set.Find(l2Tag);</text:p>
      <text:p text:style-name="P7"><text:tab/><text:tab/><text:tab/>if (!l2Hit) {</text:p>
      <text:p text:style-name="P7"><text:s text:c="12"/><text:tab/><text:tab/><text:tab/>CACHE_TAG l2_replaced = l2Set.Replace(l2Tag);</text:p>
      <text:p text:style-name="P7"><text:s text:c="12"/><text:tab/><text:tab/><text:tab/>//cycles += _latencies[MISS_L2];</text:p>
      <text:p text:style-name="P7"/>
      <text:p text:style-name="P7"><text:s text:c="12"/><text:tab/><text:tab/>// If L2 is inclusive and a TAG has been replaced we need to remove</text:p>
      <text:p text:style-name="P7"><text:s text:c="12"/><text:tab/><text:tab/>// all evicted blocks from L1.</text:p>
      <text:p text:style-name="P7"><text:s text:c="11"/><text:tab/><text:tab/><text:tab/>if ((L2_INCLUSIVE == 1) &amp;&amp; !(l2_replaced == INVALID_TAG)) {</text:p>
      <text:p text:style-name="P7"><text:s text:c="12"/><text:tab/><text:tab/><text:tab/> <text:s text:c="2"/>ADDRINT replacedAddr = ADDRINT(l2_replaced) &lt;&lt; FloorLog2(L2NumSets());</text:p>
      <text:p text:style-name="P7"><text:s text:c="13"/><text:tab/><text:tab/><text:tab/> <text:s text:c="2"/>replacedAddr = replacedAddr | l2SetIndex;</text:p>
      <text:p text:style-name="P7"><text:soft-page-break/><text:s text:c="13"/><text:tab/><text:tab/><text:tab/> <text:s text:c="2"/>replacedAddr = replacedAddr &lt;&lt; L2LineShift();</text:p>
      <text:p text:style-name="P7"><text:s text:c="15"/><text:tab/><text:tab/><text:tab/> <text:s text:c="2"/>for (UINT32 i=0; i &lt; L2BlockSize(); i+=L1BlockSize()) {</text:p>
      <text:p text:style-name="P7"><text:s text:c="19"/><text:tab/><text:tab/> <text:s text:c="4"/><text:tab/>ADDRINT newAddr = replacedAddr | i;</text:p>
      <text:p text:style-name="P7"><text:s text:c="17"/><text:tab/><text:tab/> <text:s text:c="4"/><text:tab/>SplitAddress(newAddr, L1LineShift(), L1SetIndexMask(), l1Tag, l1SetIndex);</text:p>
      <text:p text:style-name="P7"><text:s text:c="18"/><text:tab/><text:tab/> <text:s text:c="4"/><text:tab/>l1Set = _l1_sets[l1SetIndex];</text:p>
      <text:p text:style-name="P7"><text:s text:c="19"/><text:tab/><text:tab/> <text:s text:c="4"/><text:tab/>l1Set.DeleteIfPresent(l1Tag);</text:p>
      <text:p text:style-name="P7"><text:s text:c="16"/><text:tab/><text:tab/> <text:s text:c="2"/>}</text:p>
      <text:p text:style-name="P7"><text:s text:c="12"/><text:tab/><text:tab/><text:tab/>}</text:p>
      <text:p text:style-name="P7"><text:tab/><text:tab/><text:tab/>}</text:p>
      <text:p text:style-name="P7"/>
      <text:p text:style-name="P7"><text:s text:c="4"/><text:tab/> <text:s text:c="7"/>/* .......................... */</text:p>
      <text:p text:style-name="P7"><text:s text:c="8"/><text:tab/> <text:s text:c="3"/>/* Add here prefetching code. */</text:p>
      <text:p text:style-name="P7"><text:s text:c="12"/><text:tab/>/* .......................... */</text:p>
      <text:p text:style-name="P7"><text:tab/> <text:s text:c="7"/>}</text:p>
      <text:p text:style-name="P7"><text:tab/><text:tab/>}</text:p>
      <text:p text:style-name="P1"/>
      <text:p text:style-name="P1">Β)Αποτελέσματα </text:p>
      <text:p text:style-name="P1">α)προετοιμασία των πλοτ</text:p>
      <text:p text:style-name="P4"/>
      <text:p text:style-name="P4">i)πρόβλημα πλοτ, σκριπτ 3 συναδελφων όλες οι τροποποιήσεις τίποτα</text:p>
      <text:p text:style-name="P4"/>
      <text:p text:style-name="P4">ii)τελικό δικό μου σκριπτ συμπέρασμα φταίει η πυθον,αλλαγη,επιβεβαιωση μαιλ λιστ:</text:p>
      <text:p text:style-name="P4"/>
      <text:p text:style-name="P12">Ακολούθησα όλα τα παρακάτω και κατέβασα τα αντίστοιχα αρχεία και εν τέλει όλα τα διαφορετικά(ονόμασέ τα) .ση δουλεύαν:</text:p>
      <text:p text:style-name="P4"><text:a xlink:type="simple" xlink:href="https://github.com/matplotlib/matplotlib/issues/9344" text:style-name="Internet_20_link" text:visited-style-name="Visited_20_Internet_20_Link">https://github.com/matplotlib/matplotlib/issues/9344</text:a></text:p>
      <text:p text:style-name="P4"><text:a xlink:type="simple" xlink:href="https://pypi.org/project/backports.functools-lru-cache/" text:style-name="Internet_20_link" text:visited-style-name="Visited_20_Internet_20_Link">https://pypi.org/project/backports.functools-lru-cache/</text:a></text:p>
      <text:p text:style-name="P4"><text:a xlink:type="simple" xlink:href="https://pypi.org/project/subprocess32/" text:style-name="Internet_20_link" text:visited-style-name="Visited_20_Internet_20_Link">https://pypi.org/project/subprocess32/</text:a></text:p>
      <text:p text:style-name="P4"><text:a xlink:type="simple" xlink:href="https://pypi.org/project/functools32/" text:style-name="Internet_20_link" text:visited-style-name="Visited_20_Internet_20_Link">https://pypi.org/project/functools32/</text:a></text:p>
      <text:p text:style-name="P4"><text:a xlink:type="simple" xlink:href="http://www.libpng.org/pub/png/libpng.html" text:style-name="Internet_20_link" text:visited-style-name="Visited_20_Internet_20_Link">http://www.libpng.org/pub/png/libpng.html</text:a></text:p>
      <text:p text:style-name="P4"><text:a xlink:type="simple" xlink:href="https://setuptools.readthedocs.io/en/latest/easy_install.html" text:style-name="Internet_20_link" text:visited-style-name="Visited_20_Internet_20_Link">https://setuptools.readthedocs.io/en/latest/easy_install.html</text:a></text:p>
      <text:p text:style-name="P4"/>
      <text:p text:style-name="P12">δοκίμασα και αυτό μήπως βοηθήσει αλλά δεν οδήγησε πουθενά δε πρόλαβα να μελετήσω τι, και γιατί:<text:a xlink:type="simple" xlink:href="https://www.digitalocean.com/community/tutorials/how-to-set-up-jupyter-notebook-with-python-3-on-ubuntu-18-04" text:style-name="Internet_20_link" text:visited-style-name="Visited_20_Internet_20_Link">https://www.digitalocean.com/community/tutorials/how-to-set-up-jupyter-notebook-with-python-3-on-ubuntu-18-04</text:a></text:p>
      <text:p text:style-name="P12"/>
      <text:p text:style-name="P13">εν τελει κατάφερα να τρέξω το αρχικό πλοτ_λ1 με τις αντίστοιχες κάθε φορά τροποποιήσεις</text:p>
      <text:p text:style-name="P7"/>
      <text:p text:style-name="P7"/>
      <text:p text:style-name="P7">Η επιβεβαίωση:</text:p>
      <text:p text:style-name="P4"><text:a xlink:type="simple" xlink:href="http://lists.cslab.ece.ntua.gr/pipermail/advcomparch/2019-March/001634.html" text:style-name="Internet_20_link" text:visited-style-name="Visited_20_Internet_20_Link">http://lists.cslab.ece.ntua.gr/pipermail/advcomparch/2019-March/001634.html</text:a></text:p>
      <text:p text:style-name="P4"/>
      <text:p text:style-name="P11">Γ)Συμπεράσματα</text:p>
      <text:p text:style-name="P11">Λαμβάνοντας υπόψιν και το </text:p>
      <text:p text:style-name="P11"/>
      <text:p text:style-name="P11"><text:a xlink:type="simple" xlink:href="http://lists.cslab.ece.ntua.gr/pipermail/advcomparch/2020-April/001693.html" text:style-name="Internet_20_link" text:visited-style-name="Visited_20_Internet_20_Link">http://lists.cslab.ece.ntua.gr/pipermail/advcomparch/2020-April/001693.html</text:a></text:p>
      <text:p text:style-name="P11"/>
      <text:p text:style-name="P11">Προστέθηκε κώδικας για να γίνουν τα παρακάτω plot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16:02:56.727371815</meta:creation-date>
    <dc:date>2020-04-14T22:14:36.635636361</dc:date>
    <meta:editing-duration>PT1H38M38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4" meta:paragraph-count="150" meta:word-count="722" meta:character-count="7467" meta:non-whitespace-character-count="5685"/>
  </office:meta>
</office:document-meta>
</file>